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3pt" officeooo:rsid="00060552" officeooo:paragraph-rsid="00060552" style:font-size-asian="11.3500003814697pt" style:font-size-complex="13pt"/>
    </style:style>
    <style:style style:name="P2" style:family="paragraph" style:parent-style-name="Standard">
      <style:paragraph-properties fo:text-align="end" style:justify-single-word="false"/>
      <style:text-properties fo:font-size="13pt" officeooo:rsid="00068821" officeooo:paragraph-rsid="00068821" style:font-size-asian="11.3500003814697pt" style:font-size-complex="13pt"/>
    </style:style>
    <style:style style:name="P3" style:family="paragraph" style:parent-style-name="Standard">
      <style:paragraph-properties fo:text-align="end" style:justify-single-word="false"/>
      <style:text-properties fo:font-size="13pt" officeooo:rsid="00091587" officeooo:paragraph-rsid="00091587" style:font-size-asian="11.3500003814697pt" style:font-size-complex="13pt"/>
    </style:style>
    <style:style style:name="P4" style:family="paragraph" style:parent-style-name="Standard">
      <style:paragraph-properties fo:text-align="end" style:justify-single-word="false"/>
      <style:text-properties fo:font-size="13pt" officeooo:rsid="000a9ec2" officeooo:paragraph-rsid="000a9ec2" style:font-size-asian="11.3500003814697pt" style:font-size-complex="13pt"/>
    </style:style>
    <style:style style:name="P5" style:family="paragraph" style:parent-style-name="Standard">
      <style:paragraph-properties fo:text-align="end" style:justify-single-word="false"/>
      <style:text-properties fo:font-size="13pt" officeooo:rsid="000ad029" officeooo:paragraph-rsid="000ad029" style:font-size-asian="11.3500003814697pt" style:font-size-complex="13pt"/>
    </style:style>
    <style:style style:name="P6" style:family="paragraph" style:parent-style-name="Standard">
      <style:paragraph-properties fo:text-align="end" style:justify-single-word="false"/>
      <style:text-properties fo:font-size="13pt" officeooo:rsid="000be2ef" officeooo:paragraph-rsid="000be2ef" style:font-size-asian="11.3500003814697pt" style:font-size-complex="13pt"/>
    </style:style>
    <style:style style:name="P7" style:family="paragraph" style:parent-style-name="Standard">
      <style:paragraph-properties fo:text-align="end" style:justify-single-word="false"/>
      <style:text-properties fo:font-size="13pt" officeooo:rsid="000da3ec" officeooo:paragraph-rsid="000da3ec" style:font-size-asian="11.3500003814697pt" style:font-size-complex="13pt"/>
    </style:style>
    <style:style style:name="P8" style:family="paragraph" style:parent-style-name="Standard">
      <style:paragraph-properties fo:text-align="end" style:justify-single-word="false"/>
      <style:text-properties fo:font-size="13pt" officeooo:rsid="000e6149" officeooo:paragraph-rsid="000e6149" style:font-size-asian="11.3500003814697pt" style:font-size-complex="13pt"/>
    </style:style>
    <style:style style:name="P9" style:family="paragraph" style:parent-style-name="Standard">
      <style:paragraph-properties fo:text-align="end" style:justify-single-word="false"/>
      <style:text-properties fo:font-size="13pt" officeooo:rsid="000f6a88" officeooo:paragraph-rsid="000f6a88" style:font-size-asian="11.3500003814697pt" style:font-size-complex="13pt"/>
    </style:style>
    <style:style style:name="P10" style:family="paragraph" style:parent-style-name="Standard">
      <style:paragraph-properties fo:text-align="end" style:justify-single-word="false"/>
      <style:text-properties fo:font-size="13pt" officeooo:rsid="0010a649" officeooo:paragraph-rsid="0010a649" style:font-size-asian="11.3500003814697pt" style:font-size-complex="13pt"/>
    </style:style>
    <style:style style:name="P11" style:family="paragraph" style:parent-style-name="Standard">
      <style:paragraph-properties fo:text-align="end" style:justify-single-word="false"/>
      <style:text-properties fo:font-size="13pt" officeooo:rsid="0012552d" officeooo:paragraph-rsid="0012552d" style:font-size-asian="11.3500003814697pt" style:font-size-complex="13pt"/>
    </style:style>
    <style:style style:name="P12" style:family="paragraph" style:parent-style-name="Standard">
      <style:paragraph-properties fo:text-align="end" style:justify-single-word="false"/>
      <style:text-properties fo:font-size="13pt" officeooo:rsid="00129399" officeooo:paragraph-rsid="00129399" style:font-size-asian="11.3500003814697pt" style:font-size-complex="13pt"/>
    </style:style>
    <style:style style:name="P13" style:family="paragraph" style:parent-style-name="Standard">
      <style:paragraph-properties fo:text-align="end" style:justify-single-word="false"/>
      <style:text-properties fo:font-size="13pt" officeooo:rsid="00129399" officeooo:paragraph-rsid="00173331" style:font-size-asian="11.3500003814697pt" style:font-size-complex="13pt"/>
    </style:style>
    <style:style style:name="P14" style:family="paragraph" style:parent-style-name="Standard">
      <style:paragraph-properties fo:text-align="end" style:justify-single-word="false"/>
      <style:text-properties fo:font-size="13pt" officeooo:rsid="00141b39" officeooo:paragraph-rsid="00141b39" style:font-size-asian="11.3500003814697pt" style:font-size-complex="13pt"/>
    </style:style>
    <style:style style:name="P15" style:family="paragraph" style:parent-style-name="Standard">
      <style:paragraph-properties fo:text-align="end" style:justify-single-word="false"/>
      <style:text-properties fo:font-size="13pt" officeooo:rsid="00154dc3" officeooo:paragraph-rsid="00154dc3" style:font-size-asian="11.3500003814697pt" style:font-size-complex="13pt"/>
    </style:style>
    <style:style style:name="P16" style:family="paragraph" style:parent-style-name="Standard">
      <style:paragraph-properties fo:text-align="end" style:justify-single-word="false"/>
      <style:text-properties fo:font-size="13pt" officeooo:rsid="001953d9" officeooo:paragraph-rsid="001953d9" style:font-size-asian="11.3500003814697pt" style:font-size-complex="13pt"/>
    </style:style>
    <style:style style:name="T1" style:family="text">
      <style:text-properties officeooo:rsid="000da3ec"/>
    </style:style>
    <style:style style:name="T2" style:family="text">
      <style:text-properties officeooo:rsid="00141b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جميع المعاملات الخاصة بالشركة </text:p>
      <text:p text:style-name="P1">نوع قواعد البيانات</text:p>
      <text:p text:style-name="P2">solution architecture </text:p>
      <text:p text:style-name="P2">analysis</text:p>
      <text:p text:style-name="P2">مهندسين قواعد بيانات - </text:p>
      <text:p text:style-name="P2">يجب ان يكون التيم يفهم قاعدة البيانات </text:p>
      <text:p text:style-name="P2">- مهندس مدير نظم</text:p>
      <text:p text:style-name="P2">السيرفرات مساحتها </text:p>
      <text:p text:style-name="P2">نظام التشغيل بتاعها </text:p>
      <text:p text:style-name="P2"><text:s/>خاصة بشركة اي بي ام db2</text:p>
      <text:p text:style-name="P3">infra structureسيرفرات </text:p>
      <text:p text:style-name="P4">مشكلة اس كيو ال سيرفر </text:p>
      <text:p text:style-name="P4">هاي افيلابيليتي </text:p>
      <text:p text:style-name="P4">انا عايز الداتا تبقى شغال 24 ساعة في اليوم</text:p>
      <text:p text:style-name="P4">فنضظر الى بناء 2 داتا بيز </text:p>
      <text:p text:style-name="P5">active passive وهي انه عندما يقع السيرفر يوجد سيرفر تاني يقوم</text:p>
      <text:p text:style-name="P5">- لو تم تسجيل المرفقات داخل قاعدة البيانات تصبح مشكلة مع سي كيو ال</text:p>
      <text:p text:style-name="P5"/>
      <text:p text:style-name="P5"/>
      <text:p text:style-name="P5">لا حجم الملف يكون كبير يصل الى 2 تيرا </text:p>
      <text:p text:style-name="P5"/>
      <text:p text:style-name="P5"/>
      <text:p text:style-name="P5">اكتيف اكتيف والفرق بينها وبين اكتيف باسيف</text:p>
      <text:p text:style-name="P5"/>
      <text:p text:style-name="P6">سي كيو ال يعطيك 90 يوم <text:s/>تجربة ولكن اوريكال جميع <text:span text:style-name="T1">منتجاتها</text:span> متاحة </text:p>
      <text:p text:style-name="P7">ولكن لا تعطيك خدمه غير بمقابل مادي</text:p>
      <text:p text:style-name="P8">microsystems</text:p>
      <text:p text:style-name="P8"/>
      <text:p text:style-name="P9">التفاصيل Designer</text:p>
      <text:p text:style-name="P9">Architecure نوع الداتا بيز فقط</text:p>
      <text:p text:style-name="P10">الااسم المحافظة الايميل رقم التليفون السيشن </text:p>
      <text:p text:style-name="P10"/>
      <text:p text:style-name="P11">الاول بناء قاعدة البيانات </text:p>
      <text:p text:style-name="P12">الراجل بتاع الاركتيكت </text:p>
      <text:p text:style-name="P12">ثم <text:span text:style-name="T2">تيم الاناليسيز</text:span></text:p>
      <text:p text:style-name="P15">يبني واير فريم <text:s text:c="3"/>شاشات مبدئية</text:p>
      <text:p text:style-name="P13">ثم الراجل بتاع الديزاين</text:p>
      <text:p text:style-name="P14">ثم الديفولوبر</text:p>
      <text:p text:style-name="P15">السوفت وير</text:p>
      <text:p text:style-name="P14">ثم الادمن </text:p>
      <text:p text:style-name="P16">ستار سكيما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20:51:45.352494187</meta:creation-date>
    <dc:date>2020-05-14T23:32:28.584475002</dc:date>
    <meta:editing-duration>PT1H29M36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161" meta:character-count="913" meta:non-whitespace-character-count="765"/>
  </office:meta>
</office:document-meta>
</file>